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jpeg" manifest:full-path="Pictures/100000000000016100000079C4FF4645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table:align="margins" style:page-number="0" style:width="6.6701in"/>
    </style:style>
    <style:style style:name="Table1.A" style:family="table-column">
      <style:table-column-properties style:column-width="1.3528in" style:rel-column-width="13291*"/>
    </style:style>
    <style:style style:name="Table1.B" style:family="table-column">
      <style:table-column-properties style:column-width="0.9792in" style:rel-column-width="9620*"/>
    </style:style>
    <style:style style:name="Table1.C" style:family="table-column">
      <style:table-column-properties style:column-width="0.8333in" style:rel-column-width="8187*"/>
    </style:style>
    <style:style style:name="Table1.D" style:family="table-column">
      <style:table-column-properties style:column-width="0.2813in" style:rel-column-width="2763*"/>
    </style:style>
    <style:style style:name="Table1.E" style:family="table-column">
      <style:table-column-properties style:column-width="0.1146in" style:rel-column-width="1125*"/>
    </style:style>
    <style:style style:name="Table1.F" style:family="table-column">
      <style:table-column-properties style:column-width="1.7813in" style:rel-column-width="17501*"/>
    </style:style>
    <style:style style:name="Table1.G" style:family="table-column">
      <style:table-column-properties style:column-width="1.3278in" style:rel-column-width="13048*"/>
    </style:style>
    <style:style style:name="Table1.A1" style:family="table-cell">
      <style:table-cell-properties fo:border="none" fo:padding="0.0382in"/>
    </style:style>
    <style:style style:name="Table1.A11" style:family="table-cell">
      <style:table-cell-properties fo:border-bottom="0.0007in solid #000000" fo:border-right="none" fo:padding="0.0382in" fo:border-left="0.0007in solid #000000" fo:border-top="0.0007in solid #000000"/>
    </style:style>
    <style:style style:name="Table1.D11" style:family="table-cell">
      <style:table-cell-properties fo:border="0.0007in solid #000000" fo:padding="0.0382in"/>
    </style:style>
    <style:style style:name="Table1.14" style:family="table-row">
      <style:table-row-properties style:min-row-height="0.3806in"/>
    </style:style>
    <style:style style:name="Table1.A25" style:family="table-cell">
      <style:table-cell-properties fo:border-bottom="0.0007in solid #000000" fo:border-right="none" fo:padding="0.0382in" fo:border-left="none" fo:border-top="none"/>
    </style:style>
    <style:style style:name="Table2" style:family="table">
      <style:table-properties table:align="margins" style:width="6.6701in"/>
    </style:style>
    <style:style style:name="Table2.A" style:family="table-column">
      <style:table-column-properties style:column-width="5.3431in" style:rel-column-width="52496*"/>
    </style:style>
    <style:style style:name="Table2.B" style:family="table-column">
      <style:table-column-properties style:column-width="1.3271in" style:rel-column-width="13039*"/>
    </style:style>
    <style:style style:name="Table2.A1" style:family="table-cell">
      <style:table-cell-properties fo:border="none" fo:padding="0.0382in"/>
    </style:style>
    <style:style style:name="Table2.A2" style:family="table-cell">
      <style:table-cell-properties fo:border-bottom="none" fo:border-right="none" fo:padding="0.0382in" fo:border-left="0.0007in solid #000000" fo:border-top="none"/>
    </style:style>
    <style:style style:name="Table2.B2" style:family="table-cell">
      <style:table-cell-properties fo:border-bottom="none" fo:border-right="0.0007in solid #000000" fo:padding="0.0382in" fo:border-left="0.0007in solid #000000" fo:border-top="none"/>
    </style:style>
    <style:style style:name="Table2.A4" style:family="table-cell">
      <style:table-cell-properties fo:border-bottom="none" fo:border-right="none" fo:padding="0.0382in" fo:border-left="none" fo:border-top="0.0007in solid #000000"/>
    </style:style>
    <style:style style:name="Table3" style:family="table">
      <style:table-properties table:align="margins" fo:margin-left="-0.0083in" fo:margin-right="0in" style:may-break-between-rows="false" style:width="6.6785in"/>
    </style:style>
    <style:style style:name="Table3.A" style:family="table-column">
      <style:table-column-properties style:column-width="1.4576in" style:rel-column-width="14303*"/>
    </style:style>
    <style:style style:name="Table3.B" style:family="table-column">
      <style:table-column-properties style:column-width="0.7708in" style:rel-column-width="7564*"/>
    </style:style>
    <style:style style:name="Table3.C" style:family="table-column">
      <style:table-column-properties style:column-width="1.1146in" style:rel-column-width="10937*"/>
    </style:style>
    <style:style style:name="Table3.D" style:family="table-column">
      <style:table-column-properties style:column-width="0.75in" style:rel-column-width="7359*"/>
    </style:style>
    <style:style style:name="Table3.E" style:family="table-column">
      <style:table-column-properties style:column-width="1.2604in" style:rel-column-width="12368*"/>
    </style:style>
    <style:style style:name="Table3.F" style:family="table-column">
      <style:table-column-properties style:column-width="1.325in" style:rel-column-width="13004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382in"/>
    </style:style>
    <style:style style:name="Table3.F1" style:family="table-cell">
      <style:table-cell-properties fo:border-bottom="none" fo:border-right="0.0007in solid #000000" fo:padding="0.0382in" fo:border-left="0.0007in solid #000000" fo:border-top="0.0007in solid #000000"/>
    </style:style>
    <style:style style:name="Table3.F2" style:family="table-cell">
      <style:table-cell-properties fo:border-bottom="none" fo:border-right="0.0007in solid #000000" fo:padding="0.0382in" fo:border-left="0.0007in solid #000000" fo:border-top="none"/>
    </style:style>
    <style:style style:name="Table3.F3" style:family="table-cell">
      <style:table-cell-properties fo:border-bottom="0.0007in solid #000000" fo:border-right="0.0007in solid #000000" fo:padding="0.0382in" fo:border-left="0.0007in solid #000000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Table_20_Contents" style:family="paragraph">
      <style:paragraph-properties style:justify-single-word="false" fo:text-align="center"/>
    </style:style>
    <style:style style:name="P9" style:parent-style-name="Table_20_Contents" style:family="paragraph">
      <style:text-properties fo:font-weight="bold" style:font-weight-complex="bold" fo:color="#666666" style:font-weight-asian="bold"/>
    </style:style>
    <style:style style:name="P10" style:parent-style-name="Table_20_Contents" style:family="paragraph">
      <style:paragraph-properties style:justify-single-word="false" fo:text-align="end"/>
      <style:text-properties fo:font-weight="bold" style:font-weight-complex="bold" fo:color="#666666" style:font-weight-asian="bold"/>
    </style:style>
    <style:style style:name="P11" style:parent-style-name="Table_20_Contents" style:family="paragraph">
      <style:text-properties fo:font-weight="normal" style:font-weight-complex="normal" fo:color="#666666" style:font-weight-asian="normal"/>
    </style:style>
    <style:style style:name="P12" style:parent-style-name="Table_20_Contents" style:family="paragraph">
      <style:text-properties fo:font-weight="bold" style:font-weight-complex="bold" style:font-weight-asian="bold"/>
    </style:style>
    <style:style style:name="P13" style:parent-style-name="Standard" style:family="paragraph">
      <style:text-properties fo:font-size="10.5pt" style:font-size-asian="9.14999961853027pt" style:font-size-complex="10.5pt"/>
    </style:style>
    <style:style style:name="P14" style:parent-style-name="Table_20_Contents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style style:name="fr3" style:parent-style-name="Graphics" style:family="graphic">
      <style:graphic-properties draw:contrast="0%" style:horizontal-pos="center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Table_20_Contents">
Spett.le
</text:p>
          </table:table-cell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 COLGATE PALMOLIVE COMMERCIALE srl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Via del Giorgione
,
59/63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00147
Roma
RM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c.a. Referenti
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6" table:style-name="Table1.A1">
            <text:p text:style-name="Table_20_Contents">
C.F. REA 1075325 - P.IVA 08125611007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style-name="Table1.A1">
            <text:p text:style-name="P6">
<text:s/>
</text:p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9">
data fattura
</text:p>
          </table:table-cell>
          <table:table-cell office:value-type="string" table:style-name="Table1.A1">
            <text:p text:style-name="P9">
n. fattura
</text:p>
          </table:table-cell>
          <table:table-cell office:value-type="string" table:style-name="Table1.A1">
            <text:p text:style-name="P9">
job nr.
</text:p>
          </table:table-cell>
          <table:table-cell office:value-type="string" table:number-columns-spanned="4" table:style-name="Table1.A1">
            <text:p text:style-name="P9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1">
            <text:p text:style-name="Table_20_Contents">
13/04/2010
</text:p>
          </table:table-cell>
          <table:table-cell office:value-type="string" table:style-name="Table1.A11">
            <text:p text:style-name="Table_20_Contents">
043/2010
</text:p>
          </table:table-cell>
          <table:table-cell office:value-type="string" table:style-name="Table1.A11">
            <text:p text:style-name="Table_20_Contents">
039/2010
</text:p>
          </table:table-cell>
          <table:table-cell office:value-type="string" table:number-columns-spanned="4" table:style-name="Table1.D11">
            <text:p text:style-name="Table_20_Contents">
PREVENTIVO GADGET SAPONI LIQUIDI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">
            <text:p text:style-name="P9">
Riferimento preventivo
</text:p>
          </table:table-cell>
          <table:covered-table-cell/>
          <table:table-cell office:value-type="string" table:style-name="Table1.A1">
            <text:p text:style-name="P11"/>
          </table:table-cell>
          <table:table-cell office:value-type="string" table:number-columns-spanned="4" table:style-name="Table1.A1"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">
            <text:p text:style-name="P12">
122/2010
</text:p>
          </table:table-cell>
          <table:covered-table-cell/>
          <table:table-cell office:value-type="string" table:style-name="Table1.A1">
            <text:p text:style-name="P9"/>
          </table:table-cell>
          <table:table-cell office:value-type="string" table:number-columns-spanned="4" table:style-name="Table1.A1">
            <text:p text:style-name="P9"/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">
            <text:p text:style-name="P9">
mod.pagamento
</text:p>
          </table:table-cell>
          <table:covered-table-cell/>
          <table:table-cell office:value-type="string" table:style-name="Table1.A1">
            <text:p text:style-name="P9">
consegna
</text:p>
          </table:table-cell>
          <table:table-cell office:value-type="string" table:number-columns-spanned="4" table:style-name="Table1.A1">
            <text:p text:style-name="P9">
coordinate bancarie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1">
            <text:p text:style-name="Table_20_Contents">
60GG DF FM
</text:p>
          </table:table-cell>
          <table:covered-table-cell/>
          <table:table-cell office:value-type="string" table:style-name="Table1.A11">
            <text:p text:style-name="Table_20_Contents">
12
</text:p>
          </table:table-cell>
          <table:table-cell office:value-type="string" table:number-columns-spanned="4" table:style-name="Table1.D11">
            <text:p text:style-name="Table_20_Contents">
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7" table:style-name="Table1.A25">
            <text:p text:style-name="P9">
descrizione
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2">
            <text:p text:style-name="Table_20_Contents">
N. 1  Fee agenzia per organizzazione e coordinamento logistico.
</text:p>
          </table:table-cell>
          <table:table-cell office:value-type="string" table:style-name="Table2.B2">
            <text:p text:style-name="P7">
€250,00
</text:p>
          </table:table-cell>
        </table:table-row>
        <table:table-row>
          <table:table-cell office:value-type="string" table:style-name="Table2.A2">
            <text:p text:style-name="Table_20_Contents">
N. 1  Ricezione e stoccaggio n. 62.828 shopper da selezionare,
Apertura delle scatole 
Verifica delle singole shopper
Re-inserimento e chiusura scatole con nastro neutro
Consegna presso unica destinazione in 2 gg lavorativi.
</text:p>
          </table:table-cell>
          <table:table-cell office:value-type="string" table:style-name="Table2.B2">
            <text:p text:style-name="P7">
€5.450,00
</text:p>
          </table:table-cell>
        </table:table-row>
        <table:table-row>
          <table:table-cell office:value-type="string" table:style-name="Table2.A4">
            <text:p text:style-name="Table_20_Contents"/>
          </table:table-cell>
          <table:table-cell office:value-type="string" table:style-name="Table2.A4">
            <text:p text:style-name="Table_20_Contents"/>
          </table:table-cell>
        </table:table-row>
        <table:table-row>
          <table:table-cell office:value-type="string" table:number-columns-spanned="2" table:style-name="Table2.A1">
            <text:p text:style-name="Table_20_Contents"/>
          </table:table-cell>
          <table:covered-table-cell/>
        </table:table-row>
        <text:soft-page-break/>
        <table:table-row>
          <table:table-cell office:value-type="string" table:number-columns-spanned="2" table:style-name="Table2.A1">
            <text:p text:style-name="Table_20_Contents"/>
          </table:table-cell>
          <table:covered-table-cell/>
        </table:table-row>
        <text:soft-page-break/>
        <table:table-row>
          <table:table-cell office:value-type="string" table:number-columns-spanned="2" table:style-name="Table2.A1">
            <text:p text:style-name="Table_20_Contents"/>
          </table:table-cell>
          <table:covered-table-cell/>
        </table:table-row>
        <text:soft-page-break/>
        <table:table-row>
          <table:table-cell office:value-type="string" table:number-columns-spanned="2" table:style-name="Table2.A1">
            <text:p text:style-name="Table_20_Contents"/>
          </table:table-cell>
          <table:covered-table-cell/>
        </table:table-row>
        <text:soft-page-break/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number-columns-spanned="3" table:style-name="Table3.A1">
            <text:p text:style-name="P8">
<text:span text:style-name="Strong Emphasis">Cube S.r.l.</text:span>
</text:p>
          </table:table-cell>
          <table:covered-table-cell/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9">
totale imponibile
</text:p>
          </table:table-cell>
          <table:table-cell office:value-type="string" table:style-name="Table3.F2">
            <text:p text:style-name="P7">
<text:span text:style-name="Strong Emphasis">€5.700,00</text:span>
</text:p>
          </table:table-cell>
        </table:table-row>
        <table:table-row table:style-name="Table3.1">
          <table:table-cell office:value-type="string" table:number-columns-spanned="3" table:style-name="Table3.A1" table:number-rows-spanned="2">
            <text:p text:style-name="P8">
<draw:frame text:anchor-type="paragraph" draw:name="graphics6" svg:height="0.4772in" draw:z-index="8" draw:style-name="fr3" svg:width="1.7634in">
<draw:image xlink:href="Pictures/100000000000016100000079C4FF4645.jpg" xlink:type="simple" xlink:show="embed" xlink:actuate="onLoad"/>
</draw:frame>
</text:p>
          </table:table-cell>
          <table:covered-table-cell/>
          <table:covered-table-cell/>
          <table:table-cell office:value-type="string" table:style-name="Table3.A1">
            <text:p text:style-name="Standard"/>
          </table:table-cell>
          <table:table-cell office:value-type="string" table:style-name="Table3.A1">
            <text:p text:style-name="P10">
IVA
</text:p>
          </table:table-cell>
          <table:table-cell office:value-type="string" table:style-name="Table3.F3">
            <text:p text:style-name="P7">
€1.140,00
</text:p>
          </table:table-cell>
        </table:table-row>
        <table:table-row table:style-name="Table3.1">
          <table:covered-table-cell/>
          <table:covered-table-cell/>
          <table:covered-table-cell/>
          <table:table-cell office:value-type="string" table:style-name="Table3.A1">
            <text:p text:style-name="Standard"/>
          </table:table-cell>
          <table:table-cell office:value-type="string" table:style-name="Table3.A1">
            <text:p text:style-name="P10">
totale FATTURA
</text:p>
          </table:table-cell>
          <table:table-cell office:value-type="string" table:style-name="Table3.F3">
            <text:p text:style-name="P7">
<text:span text:style-name="Strong Emphasis">€6.840,00</text:span>
</text:p>
          </table:table-cell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Text" style:class="extra" style:parent-style-name="Caption" style:family="paragraph"/>
    <style:style style:name="Title" style:class="chapter" style:next-style-name="Subtitle" style:parent-style-name="Heading" style:family="paragraph">
      <style:paragraph-properties style:justify-single-word="false" fo:text-align="center"/>
      <style:text-properties fo:font-size="18pt" fo:font-weight="bold" style:font-size-asian="18pt" style:font-weight-complex="bold" style:font-weight-asian="bold" style:font-size-complex="18pt"/>
    </style:style>
    <style:style style:name="Subtitle" style:class="chapter" style:next-style-name="Text_20_body" style:parent-style-name="Heading" style:family="paragraph">
      <style:paragraph-properties style:justify-single-word="false" fo:text-align="center"/>
      <style:text-properties fo:font-size="14pt" style:font-style-asian="italic" style:font-size-asian="14pt" style:font-style-complex="italic" style:font-size-complex="14pt" fo:font-style="italic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3" svg:x="-0.2591in" svg:y="-0.198in" svg:height="3.9862in" draw:z-index="1" draw:style-name="Mfr1" svg:width="0.1665in">
<draw:image xlink:href="Pictures/100000000000000C0000011F81378DB1.jpg" xlink:type="simple" xlink:show="embed" xlink:actuate="onLoad"/>
</draw:frame>
<draw:frame text:anchor-type="paragraph" draw:name="graphics2" svg:x="0.0118in" svg:y="0.0417in" svg:height="0.4071in" draw:z-index="5" draw:style-name="Mfr1" svg:width="1.6665in">
<draw:image xlink:href="Pictures/10000000000001F40000007A9EDEDFB6.jpg" xlink:type="simple" xlink:show="embed" xlink:actuate="onLoad"/>
</draw:frame>
<text:span text:style-name="Strong Emphasis">Cube S.r.l.</text:span>
</text:p>
        <text:p text:style-name="MP4">
<text:span text:style-name="Ruby_20_Value"/>
</text:p>
        <text:p text:style-name="MP4">
Via del Fosso S.Andrea 201
</text:p>
        <text:p text:style-name="MP4">
00118 Roma - Italia
</text:p>
        <text:p text:style-name="MP4">
T. 
+39.06.79897096
</text:p>
        <text:p text:style-name="MP4">
F. 
+39.06.79811982
</text:p>
        <text:p text:style-name="MP4">
<draw:frame text:anchor-type="paragraph" draw:name="graphics5" svg:x="6.5043in" svg:y="6.8236in" svg:height="3.611in" draw:z-index="7" draw:style-name="Mfr2" svg:width="0.4445in">
<draw:image xlink:href="Pictures/10000000000000200000010404F9A28D.jpg" xlink:type="simple" xlink:show="embed" xlink:actuate="onLoad"/>
</draw:frame>
P.IVA 
08564941006
</text:p>
        <text:p text:style-name="MP4">
<draw:frame text:anchor-type="paragraph" draw:name="graphics4" svg:x="6.5043in" svg:y="6.8236in" svg:height="3.611in" draw:z-index="3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4-14T14:57:06</dc:date>
    <meta:editing-cycles>318</meta:editing-cycles>
    <meta:editing-duration>PT80H41M48S</meta:editing-duration>
    <meta:document-statistic meta:table-count="3" meta:image-count="6" meta:object-count="0" meta:page-count="2" meta:paragraph-count="55" meta:word-count="83" meta:character-count="1093"/>
    <meta:user-defined meta:name="Info 1"/>
    <meta:user-defined meta:name="Info 2"/>
    <meta:user-defined meta:name="Info 3"/>
    <meta:user-defined meta:name="Info 4"/>
  </office:meta>
</office:document-meta>
</file>